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68e" officeooo:paragraph-rsid="0009168e"/>
    </style:style>
    <style:style style:name="P2" style:family="paragraph" style:parent-style-name="Standard" style:list-style-name="L1">
      <style:text-properties officeooo:rsid="0009ad2c" officeooo:paragraph-rsid="0009ad2c"/>
    </style:style>
    <style:style style:name="P3" style:family="paragraph" style:parent-style-name="Standard" style:list-style-name="L1">
      <style:text-properties officeooo:rsid="000abce3" officeooo:paragraph-rsid="000abc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on vs Recognition</text:p>
      <text:list xml:id="list3745737126670595699" text:style-name="L1">
        <text:list-item>
          <text:p text:style-name="P2">Generation</text:p>
          <text:list>
            <text:list-item>
              <text:p text:style-name="P2">Based on coverage means producing a test suite to achieve a certain level of coverage</text:p>
            </text:list-item>
          </text:list>
        </text:list-item>
        <text:list-item>
          <text:p text:style-name="P2">Recognition</text:p>
          <text:list>
            <text:list-item>
              <text:p text:style-name="P2">What level of coverage an existing test suite reaches</text:p>
            </text:list-item>
          </text:list>
        </text:list-item>
        <text:list-item>
          <text:p text:style-name="P2">Coverage and subsumption</text:p>
          <text:list>
            <text:list-item>
              <text:p text:style-name="P2">One coverage approach subsumes another</text:p>
            </text:list-item>
            <text:list-item>
              <text:p text:style-name="P2">All suites can find bugs</text:p>
            </text:list-item>
          </text:list>
        </text:list-item>
        <text:list-item>
          <text:p text:style-name="P2">Do not improve coverage just to improve coverage</text:p>
          <text:list>
            <text:list-item>
              <text:p text:style-name="P2">Testing can show presence of bugs, but never their absence</text:p>
            </text:list-item>
            <text:list-item>
              <text:p text:style-name="P2">Coverage only valuable if test sets expose failures</text:p>
            </text:list-item>
          </text:list>
        </text:list-item>
        <text:list-item>
          <text:p text:style-name="P2">What's so good about coverage?</text:p>
          <text:list>
            <text:list-item>
              <text:p text:style-name="P2">If I don't cover this then there is more chance i'll miss a fault like that</text:p>
            </text:list-item>
            <text:list-item>
              <text:p text:style-name="P2">Higher coverage, more faults found (generally)</text:p>
            </text:list-item>
          </text:list>
        </text:list-item>
        <text:list-item>
          <text:p text:style-name="P2">Using gcov to collect coverage</text:p>
          <text:list>
            <text:list-item>
              <text:p text:style-name="P2">Compile with additional items: -ftest-coverage -fprofile-arcs</text:p>
            </text:list-item>
            <text:list-item>
              <text:p text:style-name="P3">gcov sourcefill, copy and annotated copy of c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3:21:04.331000000</meta:creation-date>
    <dc:date>2014-04-07T13:29:08.245000000</dc:date>
    <meta:editing-duration>PT7M45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7" meta:word-count="130" meta:character-count="733" meta:non-whitespace-character-count="636"/>
  </office:meta>
</office:document-meta>
</file>